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4D158FCE0B258FCC.png" manifest:media-type="image/png"/>
  <manifest:file-entry manifest:full-path="Pictures/1001340E000027CC00000A080FE5535CF874D1DE.svg" manifest:media-type="image/svg+xml"/>
  <manifest:file-entry manifest:full-path="Pictures/1000020100000159000001DB009AF4C7D23B6D0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Museo 300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tillium" fo:font-size="9pt" officeooo:rsid="001abf77" style:font-size-asian="9pt" style:font-size-complex="9pt"/>
    </style:style>
    <style:style style:name="P4" style:family="paragraph" style:parent-style-name="Standard">
      <style:text-properties style:font-name="Titillium" fo:font-size="9pt" officeooo:rsid="001abf77" officeooo:paragraph-rsid="002b1c52" style:font-size-asian="9pt" style:font-size-complex="9pt"/>
    </style:style>
    <style:style style:name="P5" style:family="paragraph" style:parent-style-name="Standard">
      <style:text-properties style:font-name="Titillium" fo:font-size="9pt" officeooo:rsid="002b1c52" officeooo:paragraph-rsid="002b1c52" style:font-size-asian="9pt" style:font-size-complex="9pt"/>
    </style:style>
    <style:style style:name="P6" style:family="paragraph" style:parent-style-name="Standard">
      <style:text-properties style:font-name="Titillium" fo:font-size="9pt" officeooo:paragraph-rsid="002b1c52" style:font-size-asian="9pt" style:font-size-complex="9pt"/>
    </style:style>
    <style:style style:name="P7" style:family="paragraph" style:parent-style-name="Standard">
      <style:text-properties style:font-name="Titillium" fo:font-size="9pt" officeooo:rsid="0019e76b" officeooo:paragraph-rsid="002b1c52" style:font-size-asian="9pt" style:font-size-complex="9pt"/>
    </style:style>
    <style:style style:name="P8" style:family="paragraph" style:parent-style-name="Standard">
      <style:text-properties fo:color="#000000" style:font-name="Titillium" fo:font-size="9pt" fo:font-style="normal" fo:font-weight="normal" officeooo:rsid="001abf77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text-properties fo:color="#000000" style:font-name="Titillium" fo:font-size="9pt" fo:font-style="normal" fo:font-weight="normal" officeooo:rsid="002b1c52" officeooo:paragraph-rsid="002b1c52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fo:color="#000000" style:font-name="Titillium" fo:font-size="9pt" fo:font-style="normal" fo:font-weight="normal" officeooo:paragraph-rsid="002b1c52"/>
    </style:style>
    <style:style style:name="P11" style:family="paragraph" style:parent-style-name="Standard">
      <style:text-properties fo:color="#000000" style:font-name="Titillium" fo:font-size="9pt" fo:font-style="normal" fo:font-weight="normal" officeooo:rsid="002b1c52" officeooo:paragraph-rsid="002b1c52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tillium" fo:font-size="9pt" officeooo:rsid="0019e76b" officeooo:paragraph-rsid="00328ad0" style:font-size-asian="9pt" style:font-size-complex="9pt"/>
    </style:style>
    <style:style style:name="P13" style:family="paragraph" style:parent-style-name="Standard">
      <style:text-properties style:font-name="Titillium" fo:font-size="9pt" officeooo:rsid="0019e76b" officeooo:paragraph-rsid="00328ad0" style:font-size-asian="9pt" style:font-size-complex="9pt"/>
    </style:style>
    <style:style style:name="P14" style:family="paragraph" style:parent-style-name="Standard">
      <style:text-properties style:font-name="Titillium" fo:font-size="9pt" officeooo:rsid="00348015" officeooo:paragraph-rsid="00328ad0" style:font-size-asian="9pt" style:font-size-complex="9pt"/>
    </style:style>
    <style:style style:name="P15" style:family="paragraph" style:parent-style-name="Standard">
      <style:text-properties style:font-name="Titillium" fo:font-size="9pt" officeooo:rsid="001abf77" officeooo:paragraph-rsid="00328ad0" style:font-size-asian="9pt" style:font-size-complex="9pt"/>
    </style:style>
    <style:style style:name="P16" style:family="paragraph" style:parent-style-name="Standard">
      <style:text-properties fo:color="#000000" style:font-name="Titillium" fo:font-size="9pt" fo:font-style="normal" fo:font-weight="normal" officeooo:rsid="002b1c52" officeooo:paragraph-rsid="00328ad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fo:color="#000000" style:font-name="Titillium" fo:font-size="9pt" fo:font-style="normal" fo:font-weight="normal" officeooo:paragraph-rsid="00328ad0"/>
    </style:style>
    <style:style style:name="P18" style:family="paragraph" style:parent-style-name="Standard">
      <style:paragraph-properties fo:margin-top="0in" fo:margin-bottom="0.05in" loext:contextual-spacing="false" fo:text-align="center" style:justify-single-word="false"/>
      <style:text-properties style:font-name="Titillium" fo:font-size="9pt" officeooo:rsid="001abf77" officeooo:paragraph-rsid="00328ad0" style:font-size-asian="9pt" style:font-size-complex="9pt"/>
    </style:style>
    <style:style style:name="P19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T1" style:family="text">
      <style:text-properties officeooo:rsid="002c9d51"/>
    </style:style>
    <style:style style:name="T2" style:family="text">
      <style:text-properties officeooo:rsid="002bc65e"/>
    </style:style>
    <style:style style:name="T3" style:family="text">
      <style:text-properties officeooo:rsid="002b1c52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451671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style:font-size-asian="9pt" style:font-size-complex="9pt"/>
    </style:style>
    <style:style style:name="T8" style:family="text">
      <style:text-properties fo:font-variant="normal" fo:text-transform="none" fo:letter-spacing="normal" officeooo:rsid="00307ac9"/>
    </style:style>
    <style:style style:name="T9" style:family="text">
      <style:text-properties officeooo:rsid="002b1c52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officeooo:rsid="003e88ba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officeooo:rsid="00448916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officeooo:rsid="0045c27f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officeooo:rsid="00307ac9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31a1f9"/>
    </style:style>
    <style:style style:name="T16" style:family="text">
      <style:text-properties officeooo:rsid="00356008"/>
    </style:style>
    <style:style style:name="T17" style:family="text">
      <style:text-properties officeooo:rsid="00366177"/>
    </style:style>
    <style:style style:name="T18" style:family="text">
      <style:text-properties officeooo:rsid="003790c6"/>
    </style:style>
    <style:style style:name="T19" style:family="text">
      <style:text-properties officeooo:rsid="003a1935"/>
    </style:style>
    <style:style style:name="T20" style:family="text">
      <style:text-properties officeooo:rsid="003dfda1"/>
    </style:style>
    <style:style style:name="T21" style:family="text">
      <style:text-properties officeooo:rsid="003c256e"/>
    </style:style>
    <style:style style:name="T22" style:family="text">
      <style:text-properties officeooo:rsid="003cb9a6"/>
    </style:style>
    <style:style style:name="T23" style:family="text">
      <style:text-properties officeooo:rsid="003d4215"/>
    </style:style>
    <style:style style:name="T24" style:family="text">
      <style:text-properties officeooo:rsid="00451671"/>
    </style:style>
    <style:style style:name="T25" style:family="text">
      <style:text-properties officeooo:rsid="00328ad0"/>
    </style:style>
    <style:style style:name="T26" style:family="text">
      <style:text-properties officeooo:rsid="003ecc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3">For the following:</text:p>
      <text:p text:style-name="P4"/>
      <text:p text:style-name="P15"><text:tab/>Product: <text:span text:style-name="T26">Desktop FFF </text:span>3D Printer</text:p>
      <text:p text:style-name="P4"><text:tab/>Model: Lulz<text:span text:style-name="T13">B</text:span>ot Mini <text:span text:style-name="T3">v1.0</text:span></text:p>
      <text:p text:style-name="P4"><text:tab/>Serial number: KT-PR0035-****</text:p>
      <text:p text:style-name="P4"/>
      <text:p text:style-name="P5">Manufacturer:</text:p>
      <text:p text:style-name="P5"/>
      <text:p text:style-name="P5"><text:tab/>Aleph Objects, Inc.</text:p>
      <text:p text:style-name="P5"><text:tab/>626 West 66<text:span text:style-name="T4">th</text:span> Street</text:p>
      <text:p text:style-name="P5"><text:tab/>Loveland, Colorado 80538 USA</text:p>
      <text:p text:style-name="P5"><text:tab/>+1-970-377-1111</text:p>
      <text:p text:style-name="P6"/>
      <text:p text:style-name="P18">Year of <text:span text:style-name="T15">declaration</text:span>: 201<text:span text:style-name="T15">6</text:span></text:p>
      <text:p text:style-name="P12"><text:span text:style-name="T14">We hereby declare under our sole responsibility that the product above is in compliance with the essential requirements of the Low Voltage Directive (2014/35/EU), Electromagnetic Compatibility Directive (2014/30/EU) and Restriction of the use of certain hazardous substances (2011/65/EU) by the application of:</text:span></text:p>
      <text:p text:style-name="P7"/>
      <text:p text:style-name="P7">Standard:<text:tab/><text:tab/><text:tab/><text:tab/>Title:</text:p>
      <text:p text:style-name="P7"/>
      <text:p text:style-name="P14">FCC 47 CFR 15 <text:span text:style-name="T16">Subpart </text:span>B<text:tab/><text:tab/><text:span text:style-name="T16">Unintentional Radiators</text:span></text:p>
      <text:p text:style-name="P14">ICES-003 Issue 5 (2012-11)<text:tab/><text:tab/><text:span text:style-name="T17">Information Technology Equipment</text:span></text:p>
      <text:p text:style-name="P14">EN 55022: Ed 6 (2010-12)<text:tab/><text:tab/><text:span text:style-name="T18">Radio Disturbance Characteristics</text:span></text:p>
      <text:p text:style-name="P14">EN 55024: Ed 2 (2010-11)<text:tab/><text:tab/><text:span text:style-name="T19">Immunity Characteristics</text:span></text:p>
      <text:p text:style-name="P14">EN 55032: Ed 1 (2012-10)<text:tab/><text:tab/><text:span text:style-name="T20">Emissions Requirements</text:span></text:p>
      <text:p text:style-name="P14">CISPR 22: Ed 6 (2008-29)<text:tab/><text:tab/><text:span text:style-name="T18">Radio Disturbance Characteristics</text:span></text:p>
      <text:p text:style-name="P14">CISPR 24: Ed 2 (2015-04)<text:tab/><text:tab/><text:span text:style-name="T21">Immunity Characteristics</text:span></text:p>
      <text:p text:style-name="P14">CISPR 32: Ed 2 (2015-03)<text:tab/><text:tab/><text:span text:style-name="T22">Emissions Requirements</text:span></text:p>
      <text:p text:style-name="P14">AS/NZS CISPR22(2010-12)<text:tab/><text:tab/><text:span text:style-name="T23">Radio Disturbance Characteristics</text:span></text:p>
      <text:p text:style-name="P14">AS/NZS CISPR24 (2013-06)<text:tab/><text:tab/><text:span text:style-name="T21">Immunity Characteristics</text:span></text:p>
      <text:p text:style-name="P14">AS/NZS CISPR32 (2013)<text:tab/><text:tab/><text:span text:style-name="T22">Emissions Requirements</text:span></text:p>
      <text:p text:style-name="P13">EN 61000-4-2<text:tab/><text:tab/><text:tab/>Electrostatic Discharge</text:p>
      <text:p text:style-name="P13">EN 61000-4-3<text:tab/><text:tab/><text:tab/>Radiated RF Immunity</text:p>
      <text:p text:style-name="P13">EN 61000-4-4<text:tab/><text:tab/><text:tab/>Electrical Fast Transients/Burst</text:p>
      <text:p text:style-name="P13">EN 61000-4-5<text:tab/><text:tab/><text:tab/>Surge Immunity</text:p>
      <text:p text:style-name="P13">EN 61000-4-6<text:tab/><text:tab/><text:tab/>Conducted RF Immunity</text:p>
      <text:p text:style-name="P13">EN 61000-4-11<text:tab/><text:tab/><text:tab/>Voltage Dips and Interruptions</text:p>
      <text:p text:style-name="P13">EN 61000-3-2<text:tab/><text:tab/><text:tab/>AC Power line harmonics</text:p>
      <text:p text:style-name="P13">EN 61000-3-3<text:tab/><text:tab/><text:tab/>Flicker</text:p>
      <text:p text:style-name="P7"/>
      <text:p text:style-name="P8">The technical documentation is kept at the Manufacturer's address.</text:p>
      <text:p text:style-name="P10"/>
      <text:p text:style-name="P17"><text:span text:style-name="T10">Jeff</text:span><text:span text:style-name="T11">re</text:span><text:span text:style-name="T10">y S. Moe</text:span><text:span text:style-name="T9">, </text:span><text:span text:style-name="T12">CEO</text:span></text:p>
      <text:p text:style-name="P16">Date of issue: <text:span text:style-name="T25">October 10</text:span><text:span text:style-name="T5">th</text:span><text:span text:style-name="T24">, </text:span>201<text:span text:style-name="T15">6</text:span></text:p>
      <text:p text:style-name="P16"><text:span text:style-name="T6">Place of issue: Loveland, Colorado, </text:span><text:span text:style-name="T8">U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16pt" fo:font-weight="bold" officeooo:rsid="002bc65e" officeooo:paragraph-rsid="00328ad0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0"><draw:image xlink:href="Pictures/1000020100000159000001DB009AF4C7D23B6D0F.png" xlink:type="simple" xlink:show="embed" xlink:actuate="onLoad"/>
     </draw:frame>Declaration of Conformity</text:p>
      </style:header>
      <style:footer>
        <text:p text:style-name="Footer"><draw:frame draw:style-name="Mfr2" draw:name="Image2" text:anchor-type="paragraph" svg:y="-0.0945in" svg:width="4.011in" svg:height="1.011in" draw:z-index="1"><draw:image xlink:href="Pictures/1001340E000027CC00000A080FE5535CF874D1DE.svg" xlink:type="simple" xlink:show="embed" xlink:actuate="onLoad"/><draw:image xlink:href="Pictures/1000020100000181000000614D158FCE0B258FCC.png" xlink:type="simple" xlink:show="embed" xlink:actuate="onLoad"/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0T14:49:51.413596452</dc:date>
    <meta:editing-duration>PT10H11M15S</meta:editing-duration>
    <meta:editing-cycles>47</meta:editing-cycles>
    <meta:generator>LibreOffice/5.0.4.2$Linux_X86_64 LibreOffice_project/2b9802c1994aa0b7dc6079e128979269cf95bc78</meta:generator>
    <meta:print-date>2015-01-12T11:05:07.320048916</meta:print-date>
    <dc:creator>aleph </dc:creator>
    <meta:printed-by>aleph </meta:printed-by>
    <meta:document-statistic meta:table-count="0" meta:image-count="2" meta:object-count="0" meta:page-count="1" meta:paragraph-count="36" meta:word-count="216" meta:character-count="1606" meta:non-whitespace-character-count="1389"/>
  </office:meta>
</office:document-meta>
</file>